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63.3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58.65pt"/>
    </style:style>
    <style:style style:name="co7" style:family="table-column">
      <style:table-column-properties fo:break-before="auto" style:column-width="56.3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bce4e5" fo:border="0.74pt solid #000000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bce4e5" fo:border="0.74pt solid #000000" style:vertical-align="middle"/>
    </style:style>
    <style:style style:name="ce7" style:family="table-cell" style:parent-style-name="Default">
      <style:table-cell-properties fo:background-color="#bce4e5" style:text-align-source="fix" style:repeat-content="false" fo:wrap-option="wrap" fo:border="0.74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bce4e5" fo:border="0.74pt solid #000000"/>
    </style:style>
    <style:style style:name="ce9" style:family="table-cell" style:parent-style-name="Default" style:data-style-name="N121"/>
    <style:style style:name="ce10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 style:data-style-name="N1">
      <style:table-cell-properties fo:background-color="#bce4e5" fo:border="0.74pt solid #000000"/>
    </style:style>
    <style:style style:name="ce13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 style:data-style-name="N1">
      <style:table-cell-properties fo:background-color="transparent" fo:border="0.74pt solid #000000"/>
    </style:style>
    <style:style style:name="ce15" style:family="table-cell" style:parent-style-name="Default" style:data-style-name="N1">
      <style:table-cell-properties fo:border="0.74pt solid #000000"/>
    </style:style>
    <style:style style:name="ce16" style:family="table-cell" style:parent-style-name="Default" style:data-style-name="N0">
      <style:table-cell-properties fo:background-color="transparent" fo:border="0.74pt solid #000000"/>
    </style:style>
    <style:style style:name="ce17" style:family="table-cell" style:parent-style-name="Default" style:data-style-name="N121">
      <style:table-cell-properties fo:border="0.74pt solid #000000"/>
    </style:style>
    <style:style style:name="ce18" style:family="table-cell" style:parent-style-name="Default" style:data-style-name="N121">
      <style:table-cell-properties fo:background-color="#c2e0ae" fo:border="0.74pt solid #000000"/>
    </style:style>
    <style:style style:name="ce19" style:family="table-cell" style:parent-style-name="Default" style:data-style-name="N121">
      <style:table-cell-properties fo:background-color="#fff9ae" fo:border="0.74pt solid #000000"/>
    </style:style>
    <style:style style:name="ce20" style:family="table-cell" style:parent-style-name="Default">
      <style:table-cell-properties fo:background-color="#adc5e7" fo:border="0.74pt solid #000000"/>
    </style:style>
    <style:style style:name="ce21" style:family="table-cell" style:parent-style-name="Default">
      <style:table-cell-properties fo:background-color="#fcd4d1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cd4d1"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21">
      <style:table-cell-properties fo:background-color="#fcd4d1" fo:border="0.74pt solid #000000"/>
    </style:style>
    <style:style style:name="ce24" style:family="table-cell" style:parent-style-name="Default">
      <style:table-cell-properties fo:background-color="#fcd4d1" fo:border="0.74pt solid #000000"/>
    </style:style>
    <style:style style:name="ce25" style:family="table-cell" style:parent-style-name="Default">
      <style:table-cell-properties fo:background-color="#fcd4d1" style:text-align-source="fix" style:repeat-content="false" fo:border="0.74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fcd4d1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cd4d1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fcd4d1"/>
    </style:style>
    <style:style style:name="ce29" style:family="table-cell" style:parent-style-name="Default" style:data-style-name="N121">
      <style:table-cell-properties fo:background-color="#fcd4d1" style:text-align-source="fix" style:repeat-content="false" fo:wrap-option="wrap" fo:border="0.74pt solid #000000" style:vertical-align="middle"/>
      <style:paragraph-properties fo:text-align="center" fo:margin-left="0pt"/>
    </style:style>
    <style:style style:name="ce30" style:family="table-cell" style:parent-style-name="Default" style:data-style-name="N121">
      <style:table-cell-properties fo:background-color="#fcd4d1" style:text-align-source="fix" style:repeat-content="false" fo:border="0.74pt solid #000000" style:vertical-align="middle"/>
      <style:paragraph-properties fo:text-align="center"/>
    </style:style>
    <style:style style:name="ce31" style:family="table-cell" style:parent-style-name="Default" style:data-style-name="N121">
      <style:table-cell-properties fo:background-color="#fcd4d1" style:text-align-source="fix" style:repeat-content="false" fo:border="0.74pt solid #000000" style:vertical-align="middle"/>
      <style:paragraph-properties fo:text-align="center" fo:margin-left="0pt"/>
    </style:style>
    <style:style style:name="ce32" style:family="table-cell" style:parent-style-name="Default" style:data-style-name="N121">
      <style:table-cell-properties fo:background-color="#fff9ae"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 style:data-style-name="N121">
      <style:table-cell-properties fo:background-color="#fcd4d1"/>
    </style:style>
    <style:style style:name="ce34" style:family="table-cell" style:parent-style-name="Default" style:data-style-name="N121">
      <style:table-cell-properties fo:background-color="#c2e0ae" style:text-align-source="fix" style:repeat-content="false" fo:border="0.74pt solid #000000" style:vertical-align="middle"/>
      <style:paragraph-properties fo:text-align="center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8"/>
        <table:table-column table:style-name="co4" table:default-cell-style-name="ce12"/>
        <table:table-column table:style-name="co4" table:number-columns-repeated="6" table:default-cell-style-name="ce11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1. Key-point Detection</text:p>
          </table:table-cell>
          <table:covered-table-cell table:style-name="ce3"/>
          <table:covered-table-cell table:style-name="ce5"/>
          <table:covered-table-cell table:number-columns-repeated="10" table:style-name="ce10"/>
          <table:covered-table-cell table:number-columns-repeated="2" table:style-name="ce25"/>
          <table:covered-table-cell table:style-name="ce29"/>
          <table:covered-table-cell table:style-name="ce31"/>
        </table:table-row>
        <table:table-row table:style-name="ro1">
          <table:table-cell table:style-name="ce2" table:number-columns-spanned="2" table:number-rows-spanned="1"/>
          <table:covered-table-cell table:style-name="ce3"/>
          <table:table-cell table:style-name="ce5" office:value-type="string" calcext:value-type="string">
            <text:p>Category</text:p>
          </table:table-cell>
          <table:table-cell table:style-name="ce10" office:value-type="string" calcext:value-type="string">
            <text:p>Image 0</text:p>
          </table:table-cell>
          <table:table-cell table:style-name="ce10" office:value-type="string" calcext:value-type="string">
            <text:p>Image 1</text:p>
          </table:table-cell>
          <table:table-cell table:style-name="ce10" office:value-type="string" calcext:value-type="string">
            <text:p>Image 2</text:p>
          </table:table-cell>
          <table:table-cell table:style-name="ce10" office:value-type="string" calcext:value-type="string">
            <text:p>Image 3</text:p>
          </table:table-cell>
          <table:table-cell table:style-name="ce10" office:value-type="string" calcext:value-type="string">
            <text:p>Image 4</text:p>
          </table:table-cell>
          <table:table-cell table:style-name="ce10" office:value-type="string" calcext:value-type="string">
            <text:p>Image 5</text:p>
          </table:table-cell>
          <table:table-cell table:style-name="ce10" office:value-type="string" calcext:value-type="string">
            <text:p>Image 6</text:p>
          </table:table-cell>
          <table:table-cell table:style-name="ce10" office:value-type="string" calcext:value-type="string">
            <text:p>Image 7</text:p>
          </table:table-cell>
          <table:table-cell table:style-name="ce10" office:value-type="string" calcext:value-type="string">
            <text:p>Image 8</text:p>
          </table:table-cell>
          <table:table-cell table:style-name="ce10" office:value-type="string" calcext:value-type="string">
            <text:p>Image 9</text:p>
          </table:table-cell>
          <table:table-cell table:style-name="ce25" office:value-type="string" calcext:value-type="string">
            <text:p>Avg</text:p>
          </table:table-cell>
          <table:table-cell table:style-name="ce25" office:value-type="string" calcext:value-type="string">
            <text:p>Distribution</text:p>
          </table:table-cell>
          <table:table-cell table:style-name="ce29" office:value-type="string" calcext:value-type="string">
            <text:p>Time per 1k point (ms)</text:p>
          </table:table-cell>
          <table:table-cell table:style-name="ce31" office:value-type="string" calcext:value-type="string">
            <text:p>Multipl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4">
            <text:p>Detectors</text:p>
          </table:table-cell>
          <table:table-cell office:value-type="string" calcext:value-type="string" table:number-columns-spanned="1" table:number-rows-spanned="2">
            <text:p>SHITOMASI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1370" calcext:value-type="float">
            <text:p>1370</text:p>
          </table:table-cell>
          <table:table-cell office:value-type="float" office:value="1301" calcext:value-type="float">
            <text:p>1301</text:p>
          </table:table-cell>
          <table:table-cell office:value-type="float" office:value="1361" calcext:value-type="float">
            <text:p>1361</text:p>
          </table:table-cell>
          <table:table-cell office:value-type="float" office:value="1358" calcext:value-type="float">
            <text:p>1358</text:p>
          </table:table-cell>
          <table:table-cell office:value-type="float" office:value="1333" calcext:value-type="float">
            <text:p>1333</text:p>
          </table:table-cell>
          <table:table-cell office:value-type="float" office:value="1284" calcext:value-type="float">
            <text:p>1284</text:p>
          </table:table-cell>
          <table:table-cell office:value-type="float" office:value="1322" calcext:value-type="float">
            <text:p>1322</text:p>
          </table:table-cell>
          <table:table-cell table:style-name="ce11" office:value-type="float" office:value="1366" calcext:value-type="float">
            <text:p>136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339" calcext:value-type="float">
            <text:p>1339</text:p>
          </table:table-cell>
          <table:table-cell table:style-name="ce23" table:formula="of:=AVERAGE([.E3:.M3])" office:value-type="float" office:value="1339.22222222222" calcext:value-type="float">
            <text:p>1339.2</text:p>
          </table:table-cell>
          <table:table-cell table:style-name="ce27" table:number-columns-spanned="1" table:number-rows-spanned="2"/>
          <table:table-cell table:style-name="ce30" table:formula="of:=[.N4]/[.N3]*1000" office:value-type="float" office:value="5.91135070107027" calcext:value-type="float" table:number-columns-spanned="1" table:number-rows-spanned="2">
            <text:p>5.9</text:p>
          </table:table-cell>
          <table:table-cell table:style-name="ce32" table:formula="of:=[.$P$15]/[.P3]" office:value-type="float" office:value="6.87393405360747" calcext:value-type="float" table:number-columns-spanned="1" table:number-rows-spanned="2">
            <text:p>6.9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11.2022" calcext:value-type="float">
            <text:p>11.2022</text:p>
          </table:table-cell>
          <table:table-cell office:value-type="float" office:value="9.36699" calcext:value-type="float">
            <text:p>9.36699</text:p>
          </table:table-cell>
          <table:table-cell office:value-type="float" office:value="12.8376" calcext:value-type="float">
            <text:p>12.8376</text:p>
          </table:table-cell>
          <table:table-cell office:value-type="float" office:value="7.6258" calcext:value-type="float">
            <text:p>7.6258</text:p>
          </table:table-cell>
          <table:table-cell office:value-type="float" office:value="8.08186" calcext:value-type="float">
            <text:p>8.08186</text:p>
          </table:table-cell>
          <table:table-cell office:value-type="float" office:value="7.06029" calcext:value-type="float">
            <text:p>7.06029</text:p>
          </table:table-cell>
          <table:table-cell office:value-type="float" office:value="6.79149" calcext:value-type="float">
            <text:p>6.79149</text:p>
          </table:table-cell>
          <table:table-cell table:style-name="ce11" office:value-type="float" office:value="6.50332" calcext:value-type="float">
            <text:p>6.50332</text:p>
          </table:table-cell>
          <table:table-cell table:style-name="ce11" office:value-type="float" office:value="6.48997" calcext:value-type="float">
            <text:p>6.48997</text:p>
          </table:table-cell>
          <table:table-cell table:style-name="ce11" office:value-type="float" office:value="6.49219" calcext:value-type="float">
            <text:p>6.49219</text:p>
          </table:table-cell>
          <table:table-cell table:style-name="ce23" table:formula="of:=AVERAGE([.E4:.M4])" office:value-type="float" office:value="7.91661222222222" calcext:value-type="float">
            <text:p>7.9</text:p>
          </table:table-cell>
          <table:covered-table-cell table:style-name="ce27"/>
          <table:covered-table-cell table:style-name="ce23"/>
          <table:covered-table-cell table:style-name="ce33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HARRIS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492" calcext:value-type="float">
            <text:p>492</text:p>
          </table:table-cell>
          <table:table-cell office:value-type="float" office:value="502" calcext:value-type="float">
            <text:p>502</text:p>
          </table:table-cell>
          <table:table-cell office:value-type="float" office:value="516" calcext:value-type="float">
            <text:p>516</text:p>
          </table:table-cell>
          <table:table-cell office:value-type="float" office:value="524" calcext:value-type="float">
            <text:p>524</text:p>
          </table:table-cell>
          <table:table-cell office:value-type="float" office:value="523" calcext:value-type="float">
            <text:p>523</text:p>
          </table:table-cell>
          <table:table-cell office:value-type="float" office:value="511" calcext:value-type="float">
            <text:p>511</text:p>
          </table:table-cell>
          <table:table-cell office:value-type="float" office:value="505" calcext:value-type="float">
            <text:p>505</text:p>
          </table:table-cell>
          <table:table-cell table:style-name="ce11" office:value-type="float" office:value="510" calcext:value-type="float">
            <text:p>510</text:p>
          </table:table-cell>
          <table:table-cell table:style-name="ce11" office:value-type="float" office:value="529" calcext:value-type="float">
            <text:p>529</text:p>
          </table:table-cell>
          <table:table-cell table:style-name="ce11" office:value-type="float" office:value="520" calcext:value-type="float">
            <text:p>520</text:p>
          </table:table-cell>
          <table:table-cell table:style-name="ce23" table:formula="of:=AVERAGE([.E5:.M5])" office:value-type="float" office:value="515.555555555556" calcext:value-type="float">
            <text:p>515.6</text:p>
          </table:table-cell>
          <table:table-cell table:style-name="ce27" table:number-columns-spanned="1" table:number-rows-spanned="2"/>
          <table:table-cell table:style-name="ce30" table:formula="of:=[.N6]/[.N5]*1000" office:value-type="float" office:value="15.7254439655172" calcext:value-type="float" table:number-columns-spanned="1" table:number-rows-spanned="2">
            <text:p>15.7</text:p>
          </table:table-cell>
          <table:table-cell table:style-name="ce30" table:formula="of:=[.$P$15]/[.P5]" office:value-type="float" office:value="2.58398013919391" calcext:value-type="float" table:number-columns-spanned="1" table:number-rows-spanned="2">
            <text:p>2.6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10.5267" calcext:value-type="float">
            <text:p>10.5267</text:p>
          </table:table-cell>
          <table:table-cell office:value-type="float" office:value="8.87383" calcext:value-type="float">
            <text:p>8.87383</text:p>
          </table:table-cell>
          <table:table-cell office:value-type="float" office:value="19.6013" calcext:value-type="float">
            <text:p>19.6013</text:p>
          </table:table-cell>
          <table:table-cell office:value-type="float" office:value="6.79715" calcext:value-type="float">
            <text:p>6.79715</text:p>
          </table:table-cell>
          <table:table-cell office:value-type="float" office:value="6.24449" calcext:value-type="float">
            <text:p>6.24449</text:p>
          </table:table-cell>
          <table:table-cell office:value-type="float" office:value="6.29245" calcext:value-type="float">
            <text:p>6.29245</text:p>
          </table:table-cell>
          <table:table-cell office:value-type="float" office:value="6.1887" calcext:value-type="float">
            <text:p>6.1887</text:p>
          </table:table-cell>
          <table:table-cell table:style-name="ce11" office:value-type="float" office:value="6.21319" calcext:value-type="float">
            <text:p>6.21319</text:p>
          </table:table-cell>
          <table:table-cell table:style-name="ce11" office:value-type="float" office:value="6.55194" calcext:value-type="float">
            <text:p>6.55194</text:p>
          </table:table-cell>
          <table:table-cell table:style-name="ce11" office:value-type="float" office:value="6.20301" calcext:value-type="float">
            <text:p>6.20301</text:p>
          </table:table-cell>
          <table:table-cell table:style-name="ce23" table:formula="of:=AVERAGE([.E6:.M6])" office:value-type="float" office:value="8.10734" calcext:value-type="float">
            <text:p>8.1</text:p>
          </table:table-cell>
          <table:covered-table-cell table:style-name="ce28"/>
          <table:covered-table-cell table:style-name="ce23"/>
          <table:covered-table-cell table:style-name="ce28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FAST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5063" calcext:value-type="float">
            <text:p>5063</text:p>
          </table:table-cell>
          <table:table-cell office:value-type="float" office:value="4952" calcext:value-type="float">
            <text:p>4952</text:p>
          </table:table-cell>
          <table:table-cell office:value-type="float" office:value="4863" calcext:value-type="float">
            <text:p>4863</text:p>
          </table:table-cell>
          <table:table-cell office:value-type="float" office:value="4840" calcext:value-type="float">
            <text:p>4840</text:p>
          </table:table-cell>
          <table:table-cell office:value-type="float" office:value="4856" calcext:value-type="float">
            <text:p>4856</text:p>
          </table:table-cell>
          <table:table-cell office:value-type="float" office:value="4899" calcext:value-type="float">
            <text:p>4899</text:p>
          </table:table-cell>
          <table:table-cell office:value-type="float" office:value="4870" calcext:value-type="float">
            <text:p>4870</text:p>
          </table:table-cell>
          <table:table-cell table:style-name="ce11" office:value-type="float" office:value="4868" calcext:value-type="float">
            <text:p>4868</text:p>
          </table:table-cell>
          <table:table-cell table:style-name="ce11" office:value-type="float" office:value="4996" calcext:value-type="float">
            <text:p>4996</text:p>
          </table:table-cell>
          <table:table-cell table:style-name="ce11" office:value-type="float" office:value="4997" calcext:value-type="float">
            <text:p>4997</text:p>
          </table:table-cell>
          <table:table-cell table:style-name="ce23" table:formula="of:=AVERAGE([.E7:.M7])" office:value-type="float" office:value="4904.55555555556" calcext:value-type="float">
            <text:p>4904.6</text:p>
          </table:table-cell>
          <table:table-cell table:style-name="ce27" table:number-columns-spanned="1" table:number-rows-spanned="2"/>
          <table:table-cell table:style-name="ce30" table:formula="of:=[.N8]/[.N7]*1000" office:value-type="float" office:value="0.354028227724791" calcext:value-type="float" table:number-columns-spanned="1" table:number-rows-spanned="2">
            <text:p>0.4</text:p>
          </table:table-cell>
          <table:table-cell table:style-name="ce34" table:formula="of:=[.$P$15]/[.P7]" office:value-type="float" office:value="114.776822029262" calcext:value-type="float" table:number-columns-spanned="1" table:number-rows-spanned="2">
            <text:p>114.8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2.01412" calcext:value-type="float">
            <text:p>2.01412</text:p>
          </table:table-cell>
          <table:table-cell office:value-type="float" office:value="1.79346" calcext:value-type="float">
            <text:p>1.79346</text:p>
          </table:table-cell>
          <table:table-cell office:value-type="float" office:value="2.08205" calcext:value-type="float">
            <text:p>2.08205</text:p>
          </table:table-cell>
          <table:table-cell office:value-type="float" office:value="1.58167" calcext:value-type="float">
            <text:p>1.58167</text:p>
          </table:table-cell>
          <table:table-cell office:value-type="float" office:value="1.65975" calcext:value-type="float">
            <text:p>1.65975</text:p>
          </table:table-cell>
          <table:table-cell office:value-type="float" office:value="1.62792" calcext:value-type="float">
            <text:p>1.62792</text:p>
          </table:table-cell>
          <table:table-cell office:value-type="float" office:value="1.58705" calcext:value-type="float">
            <text:p>1.58705</text:p>
          </table:table-cell>
          <table:table-cell table:style-name="ce11" office:value-type="float" office:value="1.62012" calcext:value-type="float">
            <text:p>1.62012</text:p>
          </table:table-cell>
          <table:table-cell table:style-name="ce11" office:value-type="float" office:value="2.03305" calcext:value-type="float">
            <text:p>2.03305</text:p>
          </table:table-cell>
          <table:table-cell table:style-name="ce11" office:value-type="float" office:value="1.64209" calcext:value-type="float">
            <text:p>1.64209</text:p>
          </table:table-cell>
          <table:table-cell table:style-name="ce18" table:formula="of:=AVERAGE([.E8:.M8])" office:value-type="float" office:value="1.73635111111111" calcext:value-type="float">
            <text:p>1.7</text:p>
          </table:table-cell>
          <table:covered-table-cell table:style-name="ce28"/>
          <table:covered-table-cell table:style-name="ce23"/>
          <table:covered-table-cell table:style-name="ce28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RISK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2757" calcext:value-type="float">
            <text:p>2757</text:p>
          </table:table-cell>
          <table:table-cell office:value-type="float" office:value="2777" calcext:value-type="float">
            <text:p>2777</text:p>
          </table:table-cell>
          <table:table-cell office:value-type="float" office:value="2741" calcext:value-type="float">
            <text:p>2741</text:p>
          </table:table-cell>
          <table:table-cell office:value-type="float" office:value="2735" calcext:value-type="float">
            <text:p>2735</text:p>
          </table:table-cell>
          <table:table-cell office:value-type="float" office:value="2757" calcext:value-type="float">
            <text:p>2757</text:p>
          </table:table-cell>
          <table:table-cell office:value-type="float" office:value="2695" calcext:value-type="float">
            <text:p>2695</text:p>
          </table:table-cell>
          <table:table-cell office:value-type="float" office:value="2715" calcext:value-type="float">
            <text:p>2715</text:p>
          </table:table-cell>
          <table:table-cell table:style-name="ce11" office:value-type="float" office:value="2628" calcext:value-type="float">
            <text:p>2628</text:p>
          </table:table-cell>
          <table:table-cell table:style-name="ce11" office:value-type="float" office:value="2639" calcext:value-type="float">
            <text:p>2639</text:p>
          </table:table-cell>
          <table:table-cell table:style-name="ce11" office:value-type="float" office:value="2672" calcext:value-type="float">
            <text:p>2672</text:p>
          </table:table-cell>
          <table:table-cell table:style-name="ce23" table:formula="of:=AVERAGE([.E9:.M9])" office:value-type="float" office:value="2706.55555555556" calcext:value-type="float">
            <text:p>2706.6</text:p>
          </table:table-cell>
          <table:table-cell table:style-name="ce27" table:number-columns-spanned="1" table:number-rows-spanned="2"/>
          <table:table-cell table:style-name="ce30" table:formula="of:=[.N10]/[.N9]*1000" office:value-type="float" office:value="9.62877786444435" calcext:value-type="float" table:number-columns-spanned="1" table:number-rows-spanned="2">
            <text:p>9.6</text:p>
          </table:table-cell>
          <table:table-cell table:style-name="ce30" table:formula="of:=[.$P$15]/[.P9]" office:value-type="float" office:value="4.22008228447673" calcext:value-type="float" table:number-columns-spanned="1" table:number-rows-spanned="2">
            <text:p>4.2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27.784" calcext:value-type="float">
            <text:p>27.784</text:p>
          </table:table-cell>
          <table:table-cell office:value-type="float" office:value="26.498" calcext:value-type="float">
            <text:p>26.498</text:p>
          </table:table-cell>
          <table:table-cell office:value-type="float" office:value="26.2516" calcext:value-type="float">
            <text:p>26.2516</text:p>
          </table:table-cell>
          <table:table-cell office:value-type="float" office:value="25.8292" calcext:value-type="float">
            <text:p>25.8292</text:p>
          </table:table-cell>
          <table:table-cell office:value-type="float" office:value="26.8317" calcext:value-type="float">
            <text:p>26.8317</text:p>
          </table:table-cell>
          <table:table-cell office:value-type="float" office:value="26.4882" calcext:value-type="float">
            <text:p>26.4882</text:p>
          </table:table-cell>
          <table:table-cell office:value-type="float" office:value="25.6572" calcext:value-type="float">
            <text:p>25.6572</text:p>
          </table:table-cell>
          <table:table-cell table:number-columns-repeated="2" table:style-name="ce11" office:value-type="float" office:value="25.7568" calcext:value-type="float">
            <text:p>25.7568</text:p>
          </table:table-cell>
          <table:table-cell table:style-name="ce11" office:value-type="float" office:value="25.4779" calcext:value-type="float">
            <text:p>25.4779</text:p>
          </table:table-cell>
          <table:table-cell table:style-name="ce23" table:formula="of:=AVERAGE([.E10:.M10])" office:value-type="float" office:value="26.0608222222222" calcext:value-type="float">
            <text:p>26.1</text:p>
          </table:table-cell>
          <table:covered-table-cell table:style-name="ce28"/>
          <table:covered-table-cell table:style-name="ce23"/>
          <table:covered-table-cell table:style-name="ce28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ORB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500" calcext:value-type="float">
            <text:p>500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3" table:style-name="ce11" office:value-type="float" office:value="500" calcext:value-type="float">
            <text:p>500</text:p>
          </table:table-cell>
          <table:table-cell table:style-name="ce23" table:formula="of:=AVERAGE([.E11:.M11])" office:value-type="float" office:value="500" calcext:value-type="float">
            <text:p>500.0</text:p>
          </table:table-cell>
          <table:table-cell table:style-name="ce27" table:number-columns-spanned="1" table:number-rows-spanned="2"/>
          <table:table-cell table:style-name="ce30" table:formula="of:=[.N12]/[.N11]*1000" office:value-type="float" office:value="9.89315555555556" calcext:value-type="float" table:number-columns-spanned="1" table:number-rows-spanned="2">
            <text:p>9.9</text:p>
          </table:table-cell>
          <table:table-cell table:style-name="ce30" table:formula="of:=[.$P$15]/[.P11]" office:value-type="float" office:value="4.10730779059518" calcext:value-type="float" table:number-columns-spanned="1" table:number-rows-spanned="2">
            <text:p>4.1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126.741" calcext:value-type="float">
            <text:p>126.741</text:p>
          </table:table-cell>
          <table:table-cell office:value-type="float" office:value="5.24371" calcext:value-type="float">
            <text:p>5.24371</text:p>
          </table:table-cell>
          <table:table-cell office:value-type="float" office:value="5.67137" calcext:value-type="float">
            <text:p>5.67137</text:p>
          </table:table-cell>
          <table:table-cell office:value-type="float" office:value="5.3773" calcext:value-type="float">
            <text:p>5.3773</text:p>
          </table:table-cell>
          <table:table-cell office:value-type="float" office:value="4.67503" calcext:value-type="float">
            <text:p>4.67503</text:p>
          </table:table-cell>
          <table:table-cell office:value-type="float" office:value="4.64708" calcext:value-type="float">
            <text:p>4.64708</text:p>
          </table:table-cell>
          <table:table-cell office:value-type="float" office:value="4.66891" calcext:value-type="float">
            <text:p>4.66891</text:p>
          </table:table-cell>
          <table:table-cell table:style-name="ce11" office:value-type="float" office:value="4.73599" calcext:value-type="float">
            <text:p>4.73599</text:p>
          </table:table-cell>
          <table:table-cell table:style-name="ce11" office:value-type="float" office:value="4.6964" calcext:value-type="float">
            <text:p>4.6964</text:p>
          </table:table-cell>
          <table:table-cell table:style-name="ce11" office:value-type="float" office:value="4.80341" calcext:value-type="float">
            <text:p>4.80341</text:p>
          </table:table-cell>
          <table:table-cell table:style-name="ce19" table:formula="of:=AVERAGE([.E12:.M12])" office:value-type="float" office:value="4.94657777777778" calcext:value-type="float">
            <text:p>4.9</text:p>
          </table:table-cell>
          <table:covered-table-cell table:style-name="ce28"/>
          <table:covered-table-cell table:style-name="ce23"/>
          <table:covered-table-cell table:style-name="ce28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AKAZE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1351" calcext:value-type="float">
            <text:p>1351</text:p>
          </table:table-cell>
          <table:table-cell office:value-type="float" office:value="1327" calcext:value-type="float">
            <text:p>1327</text:p>
          </table:table-cell>
          <table:table-cell office:value-type="float" office:value="1311" calcext:value-type="float">
            <text:p>1311</text:p>
          </table:table-cell>
          <table:table-cell office:value-type="float" office:value="1351" calcext:value-type="float">
            <text:p>1351</text:p>
          </table:table-cell>
          <table:table-cell office:value-type="float" office:value="1360" calcext:value-type="float">
            <text:p>1360</text:p>
          </table:table-cell>
          <table:table-cell office:value-type="float" office:value="1347" calcext:value-type="float">
            <text:p>1347</text:p>
          </table:table-cell>
          <table:table-cell office:value-type="float" office:value="1363" calcext:value-type="float">
            <text:p>1363</text:p>
          </table:table-cell>
          <table:table-cell table:style-name="ce11" office:value-type="float" office:value="1331" calcext:value-type="float">
            <text:p>1331</text:p>
          </table:table-cell>
          <table:table-cell table:style-name="ce11" office:value-type="float" office:value="1358" calcext:value-type="float">
            <text:p>1358</text:p>
          </table:table-cell>
          <table:table-cell table:style-name="ce11" office:value-type="float" office:value="1331" calcext:value-type="float">
            <text:p>1331</text:p>
          </table:table-cell>
          <table:table-cell table:style-name="ce23" table:formula="of:=AVERAGE([.E13:.M13])" office:value-type="float" office:value="1342.11111111111" calcext:value-type="float">
            <text:p>1342.1</text:p>
          </table:table-cell>
          <table:table-cell table:style-name="ce27" table:number-columns-spanned="1" table:number-rows-spanned="2"/>
          <table:table-cell table:style-name="ce30" table:formula="of:=[.N14]/[.N13]*1000" office:value-type="float" office:value="30.4744846427684" calcext:value-type="float" table:number-columns-spanned="1" table:number-rows-spanned="2">
            <text:p>30.5</text:p>
          </table:table-cell>
          <table:table-cell table:style-name="ce30" table:formula="of:=[.$P$15]/[.P13]" office:value-type="float" office:value="1.3333854653567" calcext:value-type="float" table:number-columns-spanned="1" table:number-rows-spanned="2">
            <text:p>1.3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41.5692" calcext:value-type="float">
            <text:p>41.5692</text:p>
          </table:table-cell>
          <table:table-cell office:value-type="float" office:value="38.3122" calcext:value-type="float">
            <text:p>38.3122</text:p>
          </table:table-cell>
          <table:table-cell office:value-type="float" office:value="56.7008" calcext:value-type="float">
            <text:p>56.7008</text:p>
          </table:table-cell>
          <table:table-cell office:value-type="float" office:value="38.6944" calcext:value-type="float">
            <text:p>38.6944</text:p>
          </table:table-cell>
          <table:table-cell office:value-type="float" office:value="38.2644" calcext:value-type="float">
            <text:p>38.2644</text:p>
          </table:table-cell>
          <table:table-cell office:value-type="float" office:value="38.9206" calcext:value-type="float">
            <text:p>38.9206</text:p>
          </table:table-cell>
          <table:table-cell office:value-type="float" office:value="40.5526" calcext:value-type="float">
            <text:p>40.5526</text:p>
          </table:table-cell>
          <table:table-cell table:style-name="ce11" office:value-type="float" office:value="38.8264" calcext:value-type="float">
            <text:p>38.8264</text:p>
          </table:table-cell>
          <table:table-cell table:style-name="ce11" office:value-type="float" office:value="38.598" calcext:value-type="float">
            <text:p>38.598</text:p>
          </table:table-cell>
          <table:table-cell table:style-name="ce11" office:value-type="float" office:value="39.2319" calcext:value-type="float">
            <text:p>39.2319</text:p>
          </table:table-cell>
          <table:table-cell table:style-name="ce23" table:formula="of:=AVERAGE([.E14:.M14])" office:value-type="float" office:value="40.9001444444445" calcext:value-type="float">
            <text:p>40.9</text:p>
          </table:table-cell>
          <table:covered-table-cell table:style-name="ce28"/>
          <table:covered-table-cell table:style-name="ce23"/>
          <table:covered-table-cell table:style-name="ce33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SIFT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1438" calcext:value-type="float">
            <text:p>1438</text:p>
          </table:table-cell>
          <table:table-cell office:value-type="float" office:value="1371" calcext:value-type="float">
            <text:p>1371</text:p>
          </table:table-cell>
          <table:table-cell office:value-type="float" office:value="1380" calcext:value-type="float">
            <text:p>1380</text:p>
          </table:table-cell>
          <table:table-cell office:value-type="float" office:value="1335" calcext:value-type="float">
            <text:p>1335</text:p>
          </table:table-cell>
          <table:table-cell office:value-type="float" office:value="1305" calcext:value-type="float">
            <text:p>1305</text:p>
          </table:table-cell>
          <table:table-cell office:value-type="float" office:value="1369" calcext:value-type="float">
            <text:p>1369</text:p>
          </table:table-cell>
          <table:table-cell office:value-type="float" office:value="1396" calcext:value-type="float">
            <text:p>1396</text:p>
          </table:table-cell>
          <table:table-cell table:style-name="ce11" office:value-type="float" office:value="1382" calcext:value-type="float">
            <text:p>1382</text:p>
          </table:table-cell>
          <table:table-cell table:style-name="ce11" office:value-type="float" office:value="1463" calcext:value-type="float">
            <text:p>1463</text:p>
          </table:table-cell>
          <table:table-cell table:style-name="ce11" office:value-type="float" office:value="1422" calcext:value-type="float">
            <text:p>1422</text:p>
          </table:table-cell>
          <table:table-cell table:style-name="ce23" table:formula="of:=AVERAGE([.E15:.M15])" office:value-type="float" office:value="1380.33333333333" calcext:value-type="float">
            <text:p>1380.3</text:p>
          </table:table-cell>
          <table:table-cell table:style-name="ce27" table:number-columns-spanned="1" table:number-rows-spanned="2"/>
          <table:table-cell table:style-name="ce30" table:formula="of:=[.N16]/[.N15]*1000" office:value-type="float" office:value="40.6342348869033" calcext:value-type="float" table:number-columns-spanned="1" table:number-rows-spanned="2">
            <text:p>40.6</text:p>
          </table:table-cell>
          <table:table-cell table:style-name="ce30" table:formula="of:=[.$P$15]/[.P15]" office:value-type="float" office:value="1" calcext:value-type="float" table:number-columns-spanned="1" table:number-rows-spanned="2">
            <text:p>1.0</text:p>
          </table:table-cell>
        </table:table-row>
        <table:table-row table:style-name="ro1">
          <table:covered-table-cell table:style-name="ce2"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82.6225" calcext:value-type="float">
            <text:p>82.6225</text:p>
          </table:table-cell>
          <table:table-cell office:value-type="float" office:value="55.6703" calcext:value-type="float">
            <text:p>55.6703</text:p>
          </table:table-cell>
          <table:table-cell office:value-type="float" office:value="79.6439" calcext:value-type="float">
            <text:p>79.6439</text:p>
          </table:table-cell>
          <table:table-cell office:value-type="float" office:value="52.9856" calcext:value-type="float">
            <text:p>52.9856</text:p>
          </table:table-cell>
          <table:table-cell office:value-type="float" office:value="52.6273" calcext:value-type="float">
            <text:p>52.6273</text:p>
          </table:table-cell>
          <table:table-cell office:value-type="float" office:value="52.0225" calcext:value-type="float">
            <text:p>52.0225</text:p>
          </table:table-cell>
          <table:table-cell office:value-type="float" office:value="52.3247" calcext:value-type="float">
            <text:p>52.3247</text:p>
          </table:table-cell>
          <table:table-cell table:style-name="ce11" office:value-type="float" office:value="52.6905" calcext:value-type="float">
            <text:p>52.6905</text:p>
          </table:table-cell>
          <table:table-cell table:style-name="ce11" office:value-type="float" office:value="52.889" calcext:value-type="float">
            <text:p>52.889</text:p>
          </table:table-cell>
          <table:table-cell table:style-name="ce11" office:value-type="float" office:value="53.9453" calcext:value-type="float">
            <text:p>53.9453</text:p>
          </table:table-cell>
          <table:table-cell table:style-name="ce23" table:formula="of:=AVERAGE([.E16:.M16])" office:value-type="float" office:value="56.0887888888889" calcext:value-type="float">
            <text:p>56.1</text:p>
          </table:table-cell>
          <table:covered-table-cell table:style-name="ce28"/>
          <table:covered-table-cell table:style-name="ce23"/>
          <table:covered-table-cell table:style-name="ce33"/>
        </table:table-row>
        <table:table-row table:style-name="ro2">
          <table:table-cell table:style-name="Default" table:number-columns-repeated="10"/>
          <table:table-cell table:number-columns-repeated="7"/>
        </table:table-row>
        <table:table-row table:style-name="ro2">
          <table:table-cell table:style-name="Default" table:number-columns-repeated="10"/>
          <table:table-cell table:number-columns-repeated="7"/>
        </table:table-row>
        <table:table-row table:style-name="ro3">
          <table:table-cell table:style-name="ce4" office:value-type="string" calcext:value-type="string" table:number-columns-spanned="10" table:number-rows-spanned="1">
            <text:p>2. Number of Matched Key-points (10 Epochs over 10 Images)</text:p>
          </table:table-cell>
          <table:covered-table-cell table:number-columns-repeated="9" table:style-name="Default"/>
          <table:table-cell table:number-columns-repeated="7"/>
        </table:table-row>
        <table:table-row table:style-name="ro3">
          <table:table-cell table:style-name="ce2" office:value-type="string" calcext:value-type="string" table:number-columns-spanned="2" table:number-rows-spanned="2">
            <text:p>Time (ms)</text:p>
          </table:table-cell>
          <table:covered-table-cell table:style-name="ce3"/>
          <table:table-cell table:style-name="ce7" office:value-type="string" calcext:value-type="string" table:number-columns-spanned="1" table:number-rows-spanned="2">
            <text:p>Avg Detection Time (ms)</text:p>
          </table:table-cell>
          <table:table-cell table:style-name="ce7" office:value-type="string" calcext:value-type="string" table:number-columns-spanned="1" table:number-rows-spanned="2">
            <text:p>Avg Detected Points</text:p>
          </table:table-cell>
          <table:table-cell table:style-name="ce13" office:value-type="string" calcext:value-type="string" table:number-columns-spanned="6" table:number-rows-spanned="1">
            <text:p>Number of Matched Key-points</text:p>
          </table:table-cell>
          <table:covered-table-cell table:number-columns-repeated="5" table:style-name="ce20"/>
          <table:table-cell table:number-columns-repeated="7"/>
        </table:table-row>
        <table:table-row table:style-name="ro3">
          <table:covered-table-cell/>
          <table:covered-table-cell table:number-columns-repeated="3" table:style-name="ce3"/>
          <table:table-cell table:style-name="ce10" office:value-type="string" calcext:value-type="string">
            <text:p>BRISK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FREAK</text:p>
          </table:table-cell>
          <table:table-cell table:style-name="ce10" office:value-type="string" calcext:value-type="string">
            <text:p>AKAZE</text:p>
          </table:table-cell>
          <table:table-cell table:style-name="ce10" office:value-type="string" calcext:value-type="string">
            <text:p>SIFT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 table:number-columns-spanned="1" table:number-rows-spanned="7">
            <text:p>Detectors</text:p>
          </table:table-cell>
          <table:table-cell office:value-type="string" calcext:value-type="string">
            <text:p>SHITOMASI</text:p>
          </table:table-cell>
          <table:table-cell office:value-type="float" office:value="8.79978" calcext:value-type="float">
            <text:p>8.79978</text:p>
          </table:table-cell>
          <table:table-cell office:value-type="float" office:value="1342" calcext:value-type="float">
            <text:p>1342</text:p>
          </table:table-cell>
          <table:table-cell table:number-columns-repeated="4" table:style-name="ce14" office:value-type="float" office:value="116" calcext:value-type="float">
            <text:p>11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6" calcext:value-type="float">
            <text:p>116</text:p>
          </table:table-cell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HARRIS</text:p>
          </table:table-cell>
          <table:table-cell office:value-type="float" office:value="8.88674" calcext:value-type="float">
            <text:p>8.88674</text:p>
          </table:table-cell>
          <table:table-cell office:value-type="float" office:value="513" calcext:value-type="float">
            <text:p>513</text:p>
          </table:table-cell>
          <table:table-cell table:style-name="ce14" office:value-type="float" office:value="55" calcext:value-type="float">
            <text:p>55</text:p>
          </table:table-cell>
          <table:table-cell table:style-name="ce14" table:number-columns-repeated="3"/>
          <table:table-cell table:style-name="ce15" office:value-type="string" calcext:value-type="string">
            <text:p>/</text:p>
          </table:table-cell>
          <table:table-cell table:style-name="ce15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FAST</text:p>
          </table:table-cell>
          <table:table-cell table:formula="of:=[.N8]" office:value-type="float" office:value="1.73635111111111" calcext:value-type="float">
            <text:p>1.73635111111111</text:p>
          </table:table-cell>
          <table:table-cell table:formula="of:=[.N7]" office:value-type="float" office:value="4904.55555555556" calcext:value-type="float">
            <text:p>4905</text:p>
          </table:table-cell>
          <table:table-cell table:style-name="ce14" table:number-columns-repeated="4"/>
          <table:table-cell table:style-name="ce15" office:value-type="string" calcext:value-type="string">
            <text:p>/</text:p>
          </table:table-cell>
          <table:table-cell table:style-name="ce15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BRISK</text:p>
          </table:table-cell>
          <table:table-cell table:formula="of:=[.N10]" office:value-type="float" office:value="26.0608222222222" calcext:value-type="float">
            <text:p>26.0608222222222</text:p>
          </table:table-cell>
          <table:table-cell table:formula="of:=[.N9]" office:value-type="float" office:value="2706.55555555556" calcext:value-type="float">
            <text:p>2707</text:p>
          </table:table-cell>
          <table:table-cell table:style-name="ce14" table:number-columns-repeated="4"/>
          <table:table-cell table:style-name="ce15" office:value-type="string" calcext:value-type="string">
            <text:p>/</text:p>
          </table:table-cell>
          <table:table-cell table:style-name="ce15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ORB</text:p>
          </table:table-cell>
          <table:table-cell table:formula="of:=[.N12]" office:value-type="float" office:value="4.94657777777778" calcext:value-type="float">
            <text:p>4.94657777777778</text:p>
          </table:table-cell>
          <table:table-cell table:formula="of:=[.N11]" office:value-type="float" office:value="500" calcext:value-type="float">
            <text:p>500</text:p>
          </table:table-cell>
          <table:table-cell table:style-name="ce14" table:number-columns-repeated="4"/>
          <table:table-cell table:style-name="ce15" office:value-type="string" calcext:value-type="string">
            <text:p>/</text:p>
          </table:table-cell>
          <table:table-cell table:style-name="ce15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AKAZE</text:p>
          </table:table-cell>
          <table:table-cell table:formula="of:=[.N14]" office:value-type="float" office:value="40.9001444444445" calcext:value-type="float">
            <text:p>40.9001444444445</text:p>
          </table:table-cell>
          <table:table-cell table:formula="of:=[.N13]" office:value-type="float" office:value="1342.11111111111" calcext:value-type="float">
            <text:p>1342</text:p>
          </table:table-cell>
          <table:table-cell table:style-name="ce14" table:number-columns-repeated="4"/>
          <table:table-cell table:style-name="ce15" table:number-columns-repeated="2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SIFT</text:p>
          </table:table-cell>
          <table:table-cell table:formula="of:=[.N16]" office:value-type="float" office:value="56.0887888888889" calcext:value-type="float">
            <text:p>56.0887888888889</text:p>
          </table:table-cell>
          <table:table-cell table:formula="of:=[.N15]" office:value-type="float" office:value="1380.33333333333" calcext:value-type="float">
            <text:p>1380</text:p>
          </table:table-cell>
          <table:table-cell table:style-name="ce15" table:number-columns-repeated="2"/>
          <table:table-cell table:style-name="ce15" office:value-type="string" calcext:value-type="string">
            <text:p>/</text:p>
          </table:table-cell>
          <table:table-cell table:style-name="ce15"/>
          <table:table-cell table:style-name="ce15" office:value-type="string" calcext:value-type="string">
            <text:p>/</text:p>
          </table:table-cell>
          <table:table-cell table:style-name="ce15"/>
          <table:table-cell table:number-columns-repeated="7"/>
        </table:table-row>
        <table:table-row table:style-name="ro2" table:number-rows-repeated="2">
          <table:table-cell table:style-name="Default" table:number-columns-repeated="10"/>
          <table:table-cell table:number-columns-repeated="7"/>
        </table:table-row>
        <table:table-row table:style-name="ro3">
          <table:table-cell table:style-name="ce4" office:value-type="string" calcext:value-type="string" table:number-columns-spanned="10" table:number-rows-spanned="1">
            <text:p>3. Time <text:span text:style-name="T1">Taken</text:span> by Extraction (10 Epochs over 10 Images)</text:p>
          </table:table-cell>
          <table:covered-table-cell table:number-columns-repeated="9" table:style-name="Default"/>
          <table:table-cell table:number-columns-repeated="7"/>
        </table:table-row>
        <table:table-row table:style-name="ro3">
          <table:table-cell table:style-name="ce2" office:value-type="string" calcext:value-type="string" table:number-columns-spanned="2" table:number-rows-spanned="2">
            <text:p>Time (ms)</text:p>
          </table:table-cell>
          <table:covered-table-cell table:style-name="ce3"/>
          <table:table-cell table:style-name="ce7" office:value-type="string" calcext:value-type="string" table:number-columns-spanned="1" table:number-rows-spanned="2">
            <text:p>Avg Detection Time (ms)</text:p>
          </table:table-cell>
          <table:table-cell table:style-name="ce7" office:value-type="string" calcext:value-type="string" table:number-columns-spanned="1" table:number-rows-spanned="2">
            <text:p>Avg Detected Points</text:p>
          </table:table-cell>
          <table:table-cell table:style-name="ce13" office:value-type="string" calcext:value-type="string" table:number-columns-spanned="6" table:number-rows-spanned="1">
            <text:p>Descriptor Extraction Time (ms)</text:p>
          </table:table-cell>
          <table:covered-table-cell table:number-columns-repeated="5" table:style-name="ce20"/>
          <table:table-cell table:number-columns-repeated="7"/>
        </table:table-row>
        <table:table-row table:style-name="ro3">
          <table:covered-table-cell/>
          <table:covered-table-cell table:number-columns-repeated="3" table:style-name="ce3"/>
          <table:table-cell table:style-name="ce10" office:value-type="string" calcext:value-type="string">
            <text:p>BRISK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FREAK</text:p>
          </table:table-cell>
          <table:table-cell table:style-name="ce10" office:value-type="string" calcext:value-type="string">
            <text:p>AKAZE</text:p>
          </table:table-cell>
          <table:table-cell table:style-name="ce10" office:value-type="string" calcext:value-type="string">
            <text:p>SIFT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 table:number-columns-spanned="1" table:number-rows-spanned="7">
            <text:p>Detectors</text:p>
          </table:table-cell>
          <table:table-cell office:value-type="string" calcext:value-type="string">
            <text:p>SHITOMASI</text:p>
          </table:table-cell>
          <table:table-cell table:formula="of:=[.$C22]" office:value-type="float" office:value="8.79978" calcext:value-type="float">
            <text:p>8.79978</text:p>
          </table:table-cell>
          <table:table-cell table:formula="of:=[.$D22]" office:value-type="float" office:value="1342" calcext:value-type="float">
            <text:p>1342</text:p>
          </table:table-cell>
          <table:table-cell table:style-name="ce16" office:value-type="float" office:value="1.21683" calcext:value-type="float">
            <text:p>1.21683</text:p>
          </table:table-cell>
          <table:table-cell table:style-name="ce16" office:value-type="float" office:value="0.640948" calcext:value-type="float">
            <text:p>0.640948</text:p>
          </table:table-cell>
          <table:table-cell table:style-name="ce16" office:value-type="float" office:value="2.40435" calcext:value-type="float">
            <text:p>2.40435</text:p>
          </table:table-cell>
          <table:table-cell table:style-name="ce16" office:value-type="float" office:value="24.528" calcext:value-type="float">
            <text:p>24.528</text:p>
          </table:table-cell>
          <table:table-cell table:style-name="ce16" office:value-type="string" calcext:value-type="string">
            <text:p>/</text:p>
          </table:table-cell>
          <table:table-cell table:style-name="ce16" office:value-type="float" office:value="11.4808" calcext:value-type="float">
            <text:p>11.4808</text:p>
          </table:table-cell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HARRIS</text:p>
          </table:table-cell>
          <table:table-cell table:formula="of:=[.$C23]" office:value-type="float" office:value="8.88674" calcext:value-type="float">
            <text:p>8.88674</text:p>
          </table:table-cell>
          <table:table-cell table:formula="of:=[.$D23]" office:value-type="float" office:value="513" calcext:value-type="float">
            <text:p>513</text:p>
          </table:table-cell>
          <table:table-cell table:style-name="ce16" office:value-type="float" office:value="0.906746" calcext:value-type="float">
            <text:p>0.906746</text:p>
          </table:table-cell>
          <table:table-cell table:style-name="ce16" table:number-columns-repeated="3"/>
          <table:table-cell table:style-name="ce16" office:value-type="string" calcext:value-type="string">
            <text:p>/</text:p>
          </table:table-cell>
          <table:table-cell table:style-name="ce16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FAST</text:p>
          </table:table-cell>
          <table:table-cell table:formula="of:=[.$C24]" office:value-type="float" office:value="1.73635111111111" calcext:value-type="float">
            <text:p>1.73635111111111</text:p>
          </table:table-cell>
          <table:table-cell table:formula="of:=[.$D24]" office:value-type="float" office:value="4904.55555555556" calcext:value-type="float">
            <text:p>4905</text:p>
          </table:table-cell>
          <table:table-cell table:style-name="ce16" table:number-columns-repeated="4"/>
          <table:table-cell table:style-name="ce16" office:value-type="string" calcext:value-type="string">
            <text:p>/</text:p>
          </table:table-cell>
          <table:table-cell table:style-name="ce16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BRISK</text:p>
          </table:table-cell>
          <table:table-cell table:formula="of:=[.$C25]" office:value-type="float" office:value="26.0608222222222" calcext:value-type="float">
            <text:p>26.0608222222222</text:p>
          </table:table-cell>
          <table:table-cell table:formula="of:=[.$D25]" office:value-type="float" office:value="2706.55555555556" calcext:value-type="float">
            <text:p>2707</text:p>
          </table:table-cell>
          <table:table-cell table:style-name="ce16" table:number-columns-repeated="4"/>
          <table:table-cell table:style-name="ce16" office:value-type="string" calcext:value-type="string">
            <text:p>/</text:p>
          </table:table-cell>
          <table:table-cell table:style-name="ce16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ORB</text:p>
          </table:table-cell>
          <table:table-cell table:formula="of:=[.$C26]" office:value-type="float" office:value="4.94657777777778" calcext:value-type="float">
            <text:p>4.94657777777778</text:p>
          </table:table-cell>
          <table:table-cell table:formula="of:=[.$D26]" office:value-type="float" office:value="500" calcext:value-type="float">
            <text:p>500</text:p>
          </table:table-cell>
          <table:table-cell table:style-name="ce16" table:number-columns-repeated="4"/>
          <table:table-cell table:style-name="ce16" office:value-type="string" calcext:value-type="string">
            <text:p>/</text:p>
          </table:table-cell>
          <table:table-cell table:style-name="ce16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AKAZE</text:p>
          </table:table-cell>
          <table:table-cell table:formula="of:=[.$C27]" office:value-type="float" office:value="40.9001444444445" calcext:value-type="float">
            <text:p>40.9001444444445</text:p>
          </table:table-cell>
          <table:table-cell table:formula="of:=[.$D27]" office:value-type="float" office:value="1342.11111111111" calcext:value-type="float">
            <text:p>1342</text:p>
          </table:table-cell>
          <table:table-cell table:style-name="ce16" table:number-columns-repeated="6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SIFT</text:p>
          </table:table-cell>
          <table:table-cell table:formula="of:=[.$C28]" office:value-type="float" office:value="56.0887888888889" calcext:value-type="float">
            <text:p>56.0887888888889</text:p>
          </table:table-cell>
          <table:table-cell table:formula="of:=[.$D28]" office:value-type="float" office:value="1380.33333333333" calcext:value-type="float">
            <text:p>1380</text:p>
          </table:table-cell>
          <table:table-cell table:style-name="ce16" table:number-columns-repeated="2"/>
          <table:table-cell table:style-name="ce16" office:value-type="string" calcext:value-type="string">
            <text:p>/</text:p>
          </table:table-cell>
          <table:table-cell table:style-name="ce16"/>
          <table:table-cell table:style-name="ce16" office:value-type="string" calcext:value-type="string">
            <text:p>/</text:p>
          </table:table-cell>
          <table:table-cell table:style-name="ce16"/>
          <table:table-cell table:number-columns-repeated="7"/>
        </table:table-row>
        <table:table-row table:style-name="ro2">
          <table:table-cell table:style-name="Default" table:number-columns-repeated="2"/>
          <table:table-cell table:style-name="ce9"/>
          <table:table-cell table:style-name="Default" table:number-columns-repeated="7"/>
          <table:table-cell table:style-name="ce9"/>
          <table:table-cell table:number-columns-repeated="6"/>
        </table:table-row>
        <table:table-row table:style-name="ro2">
          <table:table-cell table:style-name="Default" table:number-columns-repeated="10"/>
          <table:table-cell table:number-columns-repeated="7"/>
        </table:table-row>
        <table:table-row table:style-name="ro3">
          <table:table-cell table:style-name="ce4" office:value-type="string" calcext:value-type="string" table:number-columns-spanned="14" table:number-rows-spanned="1">
            <text:p>3.Total Time Taken</text:p>
          </table:table-cell>
          <table:covered-table-cell table:number-columns-repeated="9" table:style-name="Default"/>
          <table:covered-table-cell table:number-columns-repeated="4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2" table:number-rows-spanned="2">
            <text:p>Time (ms)</text:p>
          </table:table-cell>
          <table:covered-table-cell table:style-name="ce3"/>
          <table:table-cell table:style-name="ce7" office:value-type="string" calcext:value-type="string" table:number-columns-spanned="1" table:number-rows-spanned="2">
            <text:p>Detection Time (ms)</text:p>
          </table:table-cell>
          <table:table-cell table:style-name="ce7" office:value-type="string" calcext:value-type="string" table:number-columns-spanned="1" table:number-rows-spanned="2">
            <text:p>Detection Points</text:p>
          </table:table-cell>
          <table:table-cell table:style-name="ce13" office:value-type="string" calcext:value-type="string" table:number-columns-spanned="6" table:number-rows-spanned="1">
            <text:p>Detection + Descriptor Extraction (Total) Time (ms)</text:p>
            <text:p/>
          </table:table-cell>
          <table:covered-table-cell table:number-columns-repeated="5" table:style-name="ce20"/>
          <table:table-cell table:style-name="ce21" office:value-type="string" calcext:value-type="string" table:number-columns-spanned="1" table:number-rows-spanned="2">
            <text:p>Min Total Time (ms)</text:p>
          </table:table-cell>
          <table:table-cell table:style-name="ce21" office:value-type="string" calcext:value-type="string" table:number-columns-spanned="1" table:number-rows-spanned="2">
            <text:p>Multiple</text:p>
          </table:table-cell>
          <table:table-cell table:style-name="ce21" office:value-type="string" calcext:value-type="string" table:number-columns-spanned="1" table:number-rows-spanned="2">
            <text:p>Time per 1k point (ms)</text:p>
          </table:table-cell>
          <table:table-cell table:style-name="ce26" office:value-type="string" calcext:value-type="string" table:number-columns-spanned="1" table:number-rows-spanned="2">
            <text:p>Multiple</text:p>
          </table:table-cell>
          <table:table-cell table:number-columns-repeated="3"/>
        </table:table-row>
        <table:table-row table:style-name="ro3">
          <table:covered-table-cell/>
          <table:covered-table-cell table:number-columns-repeated="3" table:style-name="ce3"/>
          <table:table-cell table:style-name="ce10" office:value-type="string" calcext:value-type="string">
            <text:p>BRISK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FREAK</text:p>
          </table:table-cell>
          <table:table-cell table:style-name="ce10" office:value-type="string" calcext:value-type="string">
            <text:p>AKAZE</text:p>
          </table:table-cell>
          <table:table-cell table:style-name="ce10" office:value-type="string" calcext:value-type="string">
            <text:p>SIFT</text:p>
          </table:table-cell>
          <table:covered-table-cell table:style-name="ce22"/>
          <table:covered-table-cell table:number-columns-repeated="3" table:style-name="ce24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7">
            <text:p>Detectors</text:p>
          </table:table-cell>
          <table:table-cell office:value-type="string" calcext:value-type="string">
            <text:p>SHITOMASI</text:p>
          </table:table-cell>
          <table:table-cell table:formula="of:=[.$C34]" office:value-type="float" office:value="8.79978" calcext:value-type="float">
            <text:p>8.79978</text:p>
          </table:table-cell>
          <table:table-cell table:formula="of:=[.$D34]" office:value-type="float" office:value="1342" calcext:value-type="float">
            <text:p>1342</text:p>
          </table:table-cell>
          <table:table-cell table:style-name="ce17" table:formula="of:=[.$C46]+[.E34]" office:value-type="float" office:value="10.01661" calcext:value-type="float">
            <text:p>10.0</text:p>
          </table:table-cell>
          <table:table-cell table:style-name="ce17" table:formula="of:=[.$C46]+[.F34]" office:value-type="float" office:value="9.440728" calcext:value-type="float">
            <text:p>9.4</text:p>
          </table:table-cell>
          <table:table-cell table:style-name="ce17" table:formula="of:=[.$C46]+[.G34]" office:value-type="float" office:value="11.20413" calcext:value-type="float">
            <text:p>11.2</text:p>
          </table:table-cell>
          <table:table-cell table:style-name="ce17" table:formula="of:=[.$C46]+[.H34]" office:value-type="float" office:value="33.32778" calcext:value-type="float">
            <text:p>33.3</text:p>
          </table:table-cell>
          <table:table-cell table:style-name="ce17" office:value-type="string" calcext:value-type="string">
            <text:p>/</text:p>
          </table:table-cell>
          <table:table-cell table:style-name="ce17" table:formula="of:=[.$C46]+[.J34]" office:value-type="float" office:value="20.28058" calcext:value-type="float">
            <text:p>20.3</text:p>
          </table:table-cell>
          <table:table-cell table:style-name="ce23" table:formula="of:=MIN([.E46:.J46])" office:value-type="float" office:value="9.440728" calcext:value-type="float">
            <text:p>9.4</text:p>
          </table:table-cell>
          <table:table-cell table:style-name="ce23" table:formula="of:=[.$K$52]/[.$K46]" office:value-type="float" office:value="5.94115081897168" calcext:value-type="float">
            <text:p>5.9</text:p>
          </table:table-cell>
          <table:table-cell table:style-name="ce23" table:formula="of:=[.$K46]/[.$D46]*1000" office:value-type="float" office:value="7.03481967213115" calcext:value-type="float">
            <text:p>7.0</text:p>
          </table:table-cell>
          <table:table-cell table:style-name="ce19" table:formula="of:=[.$M$52]/[.$M46]" office:value-type="float" office:value="5.77615870494566" calcext:value-type="float">
            <text:p>5.8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HARRIS</text:p>
          </table:table-cell>
          <table:table-cell table:formula="of:=[.$C35]" office:value-type="float" office:value="8.88674" calcext:value-type="float">
            <text:p>8.88674</text:p>
          </table:table-cell>
          <table:table-cell table:formula="of:=[.$D35]" office:value-type="float" office:value="513" calcext:value-type="float">
            <text:p>513</text:p>
          </table:table-cell>
          <table:table-cell table:style-name="ce17" table:formula="of:=[.$C47]+[.E35]" office:value-type="float" office:value="9.793486" calcext:value-type="float">
            <text:p>9.8</text:p>
          </table:table-cell>
          <table:table-cell table:style-name="ce17" table:formula="of:=[.$C47]+[.F35]" office:value-type="float" office:value="8.88674" calcext:value-type="float">
            <text:p>8.9</text:p>
          </table:table-cell>
          <table:table-cell table:style-name="ce17" table:formula="of:=[.$C47]+[.G35]" office:value-type="float" office:value="8.88674" calcext:value-type="float">
            <text:p>8.9</text:p>
          </table:table-cell>
          <table:table-cell table:style-name="ce17" table:formula="of:=[.$C47]+[.H35]" office:value-type="float" office:value="8.88674" calcext:value-type="float">
            <text:p>8.9</text:p>
          </table:table-cell>
          <table:table-cell table:style-name="ce17" office:value-type="string" calcext:value-type="string">
            <text:p>/</text:p>
          </table:table-cell>
          <table:table-cell table:style-name="ce17" table:formula="of:=[.$C47]+[.J35]" office:value-type="float" office:value="8.88674" calcext:value-type="float">
            <text:p>8.9</text:p>
          </table:table-cell>
          <table:table-cell table:style-name="ce23" table:formula="of:=MIN([.E47:.J47])" office:value-type="float" office:value="8.88674" calcext:value-type="float">
            <text:p>8.9</text:p>
          </table:table-cell>
          <table:table-cell table:style-name="ce23" table:formula="of:=[.$K$52]/[.$K47]" office:value-type="float" office:value="6.31151455864455" calcext:value-type="float">
            <text:p>6.3</text:p>
          </table:table-cell>
          <table:table-cell table:style-name="ce23" table:formula="of:=[.$K47]/[.$D47]*1000" office:value-type="float" office:value="17.3230799220273" calcext:value-type="float">
            <text:p>17.3</text:p>
          </table:table-cell>
          <table:table-cell table:style-name="ce23" table:formula="of:=[.$M$52]/[.$M47]" office:value-type="float" office:value="2.34567034671673" calcext:value-type="float">
            <text:p>2.3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FAST</text:p>
          </table:table-cell>
          <table:table-cell table:formula="of:=[.$C36]" office:value-type="float" office:value="1.73635111111111" calcext:value-type="float">
            <text:p>1.73635111111111</text:p>
          </table:table-cell>
          <table:table-cell table:formula="of:=[.$D36]" office:value-type="float" office:value="4904.55555555556" calcext:value-type="float">
            <text:p>4905</text:p>
          </table:table-cell>
          <table:table-cell table:style-name="ce18" table:formula="of:=[.$C48]+[.E36]" office:value-type="float" office:value="1.73635111111111" calcext:value-type="float">
            <text:p>1.7</text:p>
          </table:table-cell>
          <table:table-cell table:style-name="ce18" table:formula="of:=[.$C48]+[.F36]" office:value-type="float" office:value="1.73635111111111" calcext:value-type="float">
            <text:p>1.7</text:p>
          </table:table-cell>
          <table:table-cell table:style-name="ce18" table:formula="of:=[.$C48]+[.G36]" office:value-type="float" office:value="1.73635111111111" calcext:value-type="float">
            <text:p>1.7</text:p>
          </table:table-cell>
          <table:table-cell table:style-name="ce17" table:formula="of:=[.$C48]+[.H36]" office:value-type="float" office:value="1.73635111111111" calcext:value-type="float">
            <text:p>1.7</text:p>
          </table:table-cell>
          <table:table-cell table:style-name="ce17" office:value-type="string" calcext:value-type="string">
            <text:p>/</text:p>
          </table:table-cell>
          <table:table-cell table:style-name="ce17" table:formula="of:=[.$C48]+[.J36]" office:value-type="float" office:value="1.73635111111111" calcext:value-type="float">
            <text:p>1.7</text:p>
          </table:table-cell>
          <table:table-cell table:style-name="ce23" table:formula="of:=MIN([.E48:.J48])" office:value-type="float" office:value="1.73635111111111" calcext:value-type="float">
            <text:p>1.7</text:p>
          </table:table-cell>
          <table:table-cell table:style-name="ce18" table:formula="of:=[.$K$52]/[.$K48]" office:value-type="float" office:value="32.3026768779484" calcext:value-type="float">
            <text:p>32.3</text:p>
          </table:table-cell>
          <table:table-cell table:style-name="ce23" table:formula="of:=[.$K48]/[.$D48]*1000" office:value-type="float" office:value="0.354028227724791" calcext:value-type="float">
            <text:p>0.4</text:p>
          </table:table-cell>
          <table:table-cell table:style-name="ce18" table:formula="of:=[.$M$52]/[.$M48]" office:value-type="float" office:value="114.776822029262" calcext:value-type="float">
            <text:p>114.8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BRISK</text:p>
          </table:table-cell>
          <table:table-cell table:formula="of:=[.$C37]" office:value-type="float" office:value="26.0608222222222" calcext:value-type="float">
            <text:p>26.0608222222222</text:p>
          </table:table-cell>
          <table:table-cell table:formula="of:=[.$D37]" office:value-type="float" office:value="2706.55555555556" calcext:value-type="float">
            <text:p>2707</text:p>
          </table:table-cell>
          <table:table-cell table:style-name="ce17" table:formula="of:=[.$C49]+[.E37]" office:value-type="float" office:value="26.0608222222222" calcext:value-type="float">
            <text:p>26.1</text:p>
          </table:table-cell>
          <table:table-cell table:style-name="ce17" table:formula="of:=[.$C49]+[.F37]" office:value-type="float" office:value="26.0608222222222" calcext:value-type="float">
            <text:p>26.1</text:p>
          </table:table-cell>
          <table:table-cell table:style-name="ce17" table:formula="of:=[.$C49]+[.G37]" office:value-type="float" office:value="26.0608222222222" calcext:value-type="float">
            <text:p>26.1</text:p>
          </table:table-cell>
          <table:table-cell table:style-name="ce17" table:formula="of:=[.$C49]+[.H37]" office:value-type="float" office:value="26.0608222222222" calcext:value-type="float">
            <text:p>26.1</text:p>
          </table:table-cell>
          <table:table-cell table:style-name="ce17" office:value-type="string" calcext:value-type="string">
            <text:p>/</text:p>
          </table:table-cell>
          <table:table-cell table:style-name="ce17" table:formula="of:=[.$C49]+[.J37]" office:value-type="float" office:value="26.0608222222222" calcext:value-type="float">
            <text:p>26.1</text:p>
          </table:table-cell>
          <table:table-cell table:style-name="ce23" table:formula="of:=MIN([.E49:.J49])" office:value-type="float" office:value="26.0608222222222" calcext:value-type="float">
            <text:p>26.1</text:p>
          </table:table-cell>
          <table:table-cell table:style-name="ce23" table:formula="of:=[.$K$52]/[.$K49]" office:value-type="float" office:value="2.15222637300605" calcext:value-type="float">
            <text:p>2.2</text:p>
          </table:table-cell>
          <table:table-cell table:style-name="ce23" table:formula="of:=[.$K49]/[.$D49]*1000" office:value-type="float" office:value="9.62877786444435" calcext:value-type="float">
            <text:p>9.6</text:p>
          </table:table-cell>
          <table:table-cell table:style-name="ce23" table:formula="of:=[.$M$52]/[.$M49]" office:value-type="float" office:value="4.22008228447673" calcext:value-type="float">
            <text:p>4.2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ORB</text:p>
          </table:table-cell>
          <table:table-cell table:formula="of:=[.$C38]" office:value-type="float" office:value="4.94657777777778" calcext:value-type="float">
            <text:p>4.94657777777778</text:p>
          </table:table-cell>
          <table:table-cell table:formula="of:=[.$D38]" office:value-type="float" office:value="500" calcext:value-type="float">
            <text:p>500</text:p>
          </table:table-cell>
          <table:table-cell table:style-name="ce19" table:formula="of:=[.$C50]+[.E38]" office:value-type="float" office:value="4.94657777777778" calcext:value-type="float">
            <text:p>4.9</text:p>
          </table:table-cell>
          <table:table-cell table:style-name="ce19" table:formula="of:=[.$C50]+[.F38]" office:value-type="float" office:value="4.94657777777778" calcext:value-type="float">
            <text:p>4.9</text:p>
          </table:table-cell>
          <table:table-cell table:style-name="ce17" table:formula="of:=[.$C50]+[.G38]" office:value-type="float" office:value="4.94657777777778" calcext:value-type="float">
            <text:p>4.9</text:p>
          </table:table-cell>
          <table:table-cell table:style-name="ce17" table:formula="of:=[.$C50]+[.H38]" office:value-type="float" office:value="4.94657777777778" calcext:value-type="float">
            <text:p>4.9</text:p>
          </table:table-cell>
          <table:table-cell table:style-name="ce17" office:value-type="string" calcext:value-type="string">
            <text:p>/</text:p>
          </table:table-cell>
          <table:table-cell table:style-name="ce17" table:formula="of:=[.$C50]+[.J38]" office:value-type="float" office:value="4.94657777777778" calcext:value-type="float">
            <text:p>4.9</text:p>
          </table:table-cell>
          <table:table-cell table:style-name="ce23" table:formula="of:=MIN([.E50:.J50])" office:value-type="float" office:value="4.94657777777778" calcext:value-type="float">
            <text:p>4.9</text:p>
          </table:table-cell>
          <table:table-cell table:style-name="ce19" table:formula="of:=[.$K$52]/[.$K50]" office:value-type="float" office:value="11.3389077072364" calcext:value-type="float">
            <text:p>11.3</text:p>
          </table:table-cell>
          <table:table-cell table:style-name="ce23" table:formula="of:=[.$K50]/[.$D50]*1000" office:value-type="float" office:value="9.89315555555556" calcext:value-type="float">
            <text:p>9.9</text:p>
          </table:table-cell>
          <table:table-cell table:style-name="ce23" table:formula="of:=[.$M$52]/[.$M50]" office:value-type="float" office:value="4.10730779059518" calcext:value-type="float">
            <text:p>4.1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AKAZE</text:p>
          </table:table-cell>
          <table:table-cell table:formula="of:=[.$C39]" office:value-type="float" office:value="40.9001444444445" calcext:value-type="float">
            <text:p>40.9001444444445</text:p>
          </table:table-cell>
          <table:table-cell table:formula="of:=[.$D39]" office:value-type="float" office:value="1342.11111111111" calcext:value-type="float">
            <text:p>1342</text:p>
          </table:table-cell>
          <table:table-cell table:style-name="ce17" table:formula="of:=[.$C51]+[.E39]" office:value-type="float" office:value="40.9001444444445" calcext:value-type="float">
            <text:p>40.9</text:p>
          </table:table-cell>
          <table:table-cell table:style-name="ce17" table:formula="of:=[.$C51]+[.F39]" office:value-type="float" office:value="40.9001444444445" calcext:value-type="float">
            <text:p>40.9</text:p>
          </table:table-cell>
          <table:table-cell table:style-name="ce17" table:formula="of:=[.$C51]+[.G39]" office:value-type="float" office:value="40.9001444444445" calcext:value-type="float">
            <text:p>40.9</text:p>
          </table:table-cell>
          <table:table-cell table:style-name="ce17" table:formula="of:=[.$C51]+[.H39]" office:value-type="float" office:value="40.9001444444445" calcext:value-type="float">
            <text:p>40.9</text:p>
          </table:table-cell>
          <table:table-cell table:style-name="ce17" table:formula="of:=[.$C51]+[.I39]" office:value-type="float" office:value="40.9001444444445" calcext:value-type="float">
            <text:p>40.9</text:p>
          </table:table-cell>
          <table:table-cell table:style-name="ce17" table:formula="of:=[.$C51]+[.J39]" office:value-type="float" office:value="40.9001444444445" calcext:value-type="float">
            <text:p>40.9</text:p>
          </table:table-cell>
          <table:table-cell table:style-name="ce23" table:formula="of:=MIN([.E51:.J51])" office:value-type="float" office:value="40.9001444444445" calcext:value-type="float">
            <text:p>40.9</text:p>
          </table:table-cell>
          <table:table-cell table:style-name="ce23" table:formula="of:=[.$K$52]/[.$K51]" office:value-type="float" office:value="1.37135918835386" calcext:value-type="float">
            <text:p>1.4</text:p>
          </table:table-cell>
          <table:table-cell table:style-name="ce23" table:formula="of:=[.$K51]/[.$D51]*1000" office:value-type="float" office:value="30.4744846427684" calcext:value-type="float">
            <text:p>30.5</text:p>
          </table:table-cell>
          <table:table-cell table:style-name="ce23" table:formula="of:=[.$M$52]/[.$M51]" office:value-type="float" office:value="1.3333854653567" calcext:value-type="float">
            <text:p>1.3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IFT</text:p>
          </table:table-cell>
          <table:table-cell table:formula="of:=[.$C40]" office:value-type="float" office:value="56.0887888888889" calcext:value-type="float">
            <text:p>56.0887888888889</text:p>
          </table:table-cell>
          <table:table-cell table:formula="of:=[.$D40]" office:value-type="float" office:value="1380.33333333333" calcext:value-type="float">
            <text:p>1380</text:p>
          </table:table-cell>
          <table:table-cell table:style-name="ce17" table:formula="of:=[.$C52]+[.E40]" office:value-type="float" office:value="56.0887888888889" calcext:value-type="float">
            <text:p>56.1</text:p>
          </table:table-cell>
          <table:table-cell table:style-name="ce17" table:formula="of:=[.$C52]+[.F40]" office:value-type="float" office:value="56.0887888888889" calcext:value-type="float">
            <text:p>56.1</text:p>
          </table:table-cell>
          <table:table-cell table:style-name="ce17" office:value-type="string" calcext:value-type="string">
            <text:p>/</text:p>
          </table:table-cell>
          <table:table-cell table:style-name="ce17" table:formula="of:=[.$C52]+[.H40]" office:value-type="float" office:value="56.0887888888889" calcext:value-type="float">
            <text:p>56.1</text:p>
          </table:table-cell>
          <table:table-cell table:style-name="ce17" office:value-type="string" calcext:value-type="string">
            <text:p>/</text:p>
          </table:table-cell>
          <table:table-cell table:style-name="ce17" table:formula="of:=[.$C52]+[.J40]" office:value-type="float" office:value="56.0887888888889" calcext:value-type="float">
            <text:p>56.1</text:p>
          </table:table-cell>
          <table:table-cell table:style-name="ce23" table:formula="of:=MIN([.E52:.J52])" office:value-type="float" office:value="56.0887888888889" calcext:value-type="float">
            <text:p>56.1</text:p>
          </table:table-cell>
          <table:table-cell table:style-name="ce23" table:formula="of:=[.$K$52]/[.$K52]" office:value-type="float" office:value="1" calcext:value-type="float">
            <text:p>1.0</text:p>
          </table:table-cell>
          <table:table-cell table:style-name="ce23" table:formula="of:=[.$K52]/[.$D52]*1000" office:value-type="float" office:value="40.6342348869033" calcext:value-type="float">
            <text:p>40.6</text:p>
          </table:table-cell>
          <table:table-cell table:style-name="ce23" table:formula="of:=[.$M$52]/[.$M52]" office:value-type="float" office:value="1" calcext:value-type="float">
            <text:p>1.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03:05:03.590550417</meta:creation-date>
    <dc:date>2020-07-14T03:33:46.452742386</dc:date>
    <meta:editing-duration>PT4H26M52S</meta:editing-duration>
    <meta:editing-cycles>77</meta:editing-cycles>
    <meta:generator>LibreOffice/6.0.7.3$Linux_X86_64 LibreOffice_project/00m0$Build-3</meta:generator>
    <meta:document-statistic meta:table-count="1" meta:cell-count="405" meta:object-count="0"/>
  </office:meta>
</office:document-meta>
</file>